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543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544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3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545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275cm" svg:y1="15.923cm" svg:x2="11.575cm" svg:y2="13.723cm">
            <text:p/>
          </draw:line>
          <draw:g>
            <draw:line draw:style-name="gr2" draw:text-style-name="P1" draw:layer="layout" svg:x1="9.327cm" svg:y1="15.118cm" svg:x2="9.527cm" svg:y2="15.318cm">
              <text:p/>
            </draw:line>
            <draw:line draw:style-name="gr2" draw:text-style-name="P1" draw:layer="layout" svg:x1="9.326cm" svg:y1="15.318cm" svg:x2="9.527cm" svg:y2="15.119cm">
              <text:p/>
            </draw:line>
          </draw:g>
          <draw:g>
            <draw:line draw:style-name="gr2" draw:text-style-name="P1" draw:layer="layout" svg:x1="11.393cm" svg:y1="14.153cm" svg:x2="11.593cm" svg:y2="14.353cm">
              <text:p/>
            </draw:line>
            <draw:line draw:style-name="gr2" draw:text-style-name="P1" draw:layer="layout" svg:x1="11.394cm" svg:y1="14.355cm" svg:x2="11.594cm" svg:y2="14.155cm">
              <text:p/>
            </draw:line>
          </draw:g>
          <draw:line draw:style-name="gr3" draw:text-style-name="P1" draw:layer="layout" svg:x1="9.425cm" svg:y1="15.222cm" svg:x2="11.325cm" svg:y2="15.422cm">
            <text:p/>
          </draw:line>
          <draw:g>
            <draw:line draw:style-name="gr2" draw:text-style-name="P1" draw:layer="layout" svg:x1="11.239cm" svg:y1="15.321cm" svg:x2="11.438cm" svg:y2="15.52cm">
              <text:p/>
            </draw:line>
            <draw:line draw:style-name="gr2" draw:text-style-name="P1" draw:layer="layout" svg:x1="11.237cm" svg:y1="15.519cm" svg:x2="11.44cm" svg:y2="15.322cm">
              <text:p/>
            </draw:line>
          </draw:g>
          <draw:frame draw:style-name="gr4" draw:text-style-name="P3" draw:layer="layout" svg:width="0.941cm" svg:height="0.733cm" svg:x="8.884cm" svg:y="14.422cm">
            <draw:text-box draw:corner-radius="0.145cm">
              <text:p text:style-name="P2"><text:span text:style-name="T1">A </text:span></text:p>
            </draw:text-box>
          </draw:frame>
          <draw:frame draw:style-name="gr4" draw:text-style-name="P3" draw:layer="layout" svg:width="0.943cm" svg:height="0.733cm" svg:x="10.525cm" svg:y="15.221cm">
            <draw:text-box draw:corner-radius="0.145cm">
              <text:p text:style-name="P2"><text:span text:style-name="T1">C </text:span></text:p>
            </draw:text-box>
          </draw:frame>
          <draw:frame draw:style-name="gr4" draw:text-style-name="P3" draw:layer="layout" svg:width="0.941cm" svg:height="0.733cm" svg:x="11.285cm" svg:y="13.822cm">
            <draw:text-box draw:corner-radius="0.145cm">
              <text:p text:style-name="P2"><text:span text:style-name="T1">B </text:span></text:p>
            </draw:text-box>
          </draw:frame>
          <draw:line draw:style-name="gr5" draw:text-style-name="P1" draw:layer="layout" svg:x1="8.7cm" svg:y1="15.553cm" svg:x2="11.5cm" svg:y2="14.25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43" draw:display-name="Dashed (var) 6543" draw:style="rect" draw:dots1="1" draw:dots1-length="41%" draw:distance="31%"/>
    <draw:stroke-dash draw:name="Dashed_20__28_var_29__20_6544" draw:display-name="Dashed (var) 6544" draw:style="rect" draw:dots1="1" draw:dots1-length="41%" draw:distance="31%"/>
    <draw:stroke-dash draw:name="Dashed_20__28_var_29__20_6545" draw:display-name="Dashed (var) 6545" draw:style="rect" draw:dots1="1" draw:dots1-length="41%" draw:distance="3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19:13.089859969</meta:creation-date>
    <dc:date>2018-02-09T11:19:36.222748765</dc:date>
    <meta:editing-duration>PT23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